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543in"/>
    </style:style>
    <style:style style:name="co3" style:family="table-column">
      <style:table-column-properties fo:break-before="auto" style:column-width="3.6118in"/>
    </style:style>
    <style:style style:name="co7" style:family="table-column">
      <style:table-column-properties fo:break-before="auto" style:column-width="8.5693in"/>
    </style:style>
    <style:style style:name="co8" style:family="table-column">
      <style:table-column-properties fo:break-before="auto" style:column-width="0.8437in"/>
    </style:style>
    <style:style style:name="co9" style:family="table-column">
      <style:table-column-properties fo:break-before="auto" style:column-width="2.5256in"/>
    </style:style>
    <style:style style:name="co10" style:family="table-column">
      <style:table-column-properties fo:break-before="auto" style:column-width="0.7638in"/>
    </style:style>
    <style:style style:name="co11" style:family="table-column">
      <style:table-column-properties fo:break-before="auto" style:column-width="7.5583in"/>
    </style:style>
    <style:style style:name="co12" style:family="table-column">
      <style:table-column-properties fo:break-before="auto" style:column-width="3.6354in"/>
    </style:style>
    <style:style style:name="co13" style:family="table-column">
      <style:table-column-properties fo:break-before="auto" style:column-width="6.228in"/>
    </style:style>
    <style:style style:name="co14" style:family="table-column">
      <style:table-column-properties fo:break-before="auto" style:column-width="0.6339in"/>
    </style:style>
    <style:style style:name="co15" style:family="table-column">
      <style:table-column-properties fo:break-before="auto" style:column-width="4.0736in"/>
    </style:style>
    <style:style style:name="co16" style:family="table-column">
      <style:table-column-properties fo:break-before="auto" style:column-width="5.452in"/>
    </style:style>
    <style:style style:name="co17" style:family="table-column">
      <style:table-column-properties fo:break-before="auto" style:column-width="1.4472in"/>
    </style:style>
    <style:style style:name="co18" style:family="table-column">
      <style:table-column-properties fo:break-before="auto" style:column-width="4.2634in"/>
    </style:style>
    <style:style style:name="co19" style:family="table-column">
      <style:table-column-properties fo:break-before="auto" style:column-width="3.7134in"/>
    </style:style>
    <style:style style:name="co20" style:family="table-column">
      <style:table-column-properties fo:break-before="auto" style:column-width="3.0756in"/>
    </style:style>
    <style:style style:name="co21" style:family="table-column">
      <style:table-column-properties fo:break-before="auto" style:column-width="3.9752in"/>
    </style:style>
    <style:style style:name="co22" style:family="table-column">
      <style:table-column-properties fo:break-before="auto" style:column-width="6.3173in"/>
    </style:style>
    <style:style style:name="co23" style:family="table-column">
      <style:table-column-properties fo:break-before="auto" style:column-width="5.4839in"/>
    </style:style>
    <style:style style:name="co24" style:family="table-column">
      <style:table-column-properties fo:break-before="auto" style:column-width="2.6307in"/>
    </style:style>
    <style:style style:name="co25" style:family="table-column">
      <style:table-column-properties fo:break-before="auto" style:column-width="4.0327in"/>
    </style:style>
    <style:style style:name="co26" style:family="table-column">
      <style:table-column-properties fo:break-before="auto" style:column-width="4.6098in"/>
    </style:style>
    <style:style style:name="co27" style:family="table-column">
      <style:table-column-properties fo:break-before="auto" style:column-width="3.1728in"/>
    </style:style>
    <style:style style:name="co28" style:family="table-column">
      <style:table-column-properties fo:break-before="auto" style:column-width="4.739in"/>
    </style:style>
    <style:style style:name="co29" style:family="table-column">
      <style:table-column-properties fo:break-before="auto" style:column-width="2.4043in"/>
    </style:style>
    <style:style style:name="co30" style:family="table-column">
      <style:table-column-properties fo:break-before="auto" style:column-width="8.1783in"/>
    </style:style>
    <style:style style:name="co31" style:family="table-column">
      <style:table-column-properties fo:break-before="auto" style:column-width="2.0752in"/>
    </style:style>
    <style:style style:name="co32" style:family="table-column">
      <style:table-column-properties fo:break-before="auto" style:column-width="2.2937in"/>
    </style:style>
    <style:style style:name="co33" style:family="table-column">
      <style:table-column-properties fo:break-before="auto" style:column-width="3.902in"/>
    </style:style>
    <style:style style:name="co34" style:family="table-column">
      <style:table-column-properties fo:break-before="auto" style:column-width="5.1626in"/>
    </style:style>
    <style:style style:name="co35" style:family="table-column">
      <style:table-column-properties fo:break-before="auto" style:column-width="1.6654in"/>
    </style:style>
    <style:style style:name="ro1" style:family="table-row">
      <style:table-row-properties style:row-height="0.326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91in" fo:break-before="auto" style:use-optimal-row-height="true"/>
    </style:style>
    <style:style style:name="ro12" style:family="table-row">
      <style:table-row-properties style:row-height="0.2083in" fo:break-before="auto" style:use-optimal-row-height="true"/>
    </style:style>
    <style:style style:name="ro13" style:family="table-row">
      <style:table-row-properties style:row-height="0.3398in" fo:break-before="auto" style:use-optimal-row-height="true"/>
    </style:style>
    <style:style style:name="ro14" style:family="table-row">
      <style:table-row-properties style:row-height="3.2854in" fo:break-before="auto" style:use-optimal-row-height="true"/>
    </style:style>
    <style:style style:name="ro15" style:family="table-row">
      <style:table-row-properties style:row-height="3.7516in" fo:break-before="auto" style:use-optimal-row-height="true"/>
    </style:style>
    <style:style style:name="ro16" style:family="table-row">
      <style:table-row-properties style:row-height="5.6173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0.3311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0.8047in" fo:break-before="auto" style:use-optimal-row-height="true"/>
    </style:style>
    <style:style style:name="ro22" style:family="table-row">
      <style:table-row-properties style:row-height="0.3256in" fo:break-before="auto" style:use-optimal-row-height="true"/>
    </style:style>
    <style:style style:name="ro8" style:family="table-row">
      <style:table-row-properties style:row-height="1.1075in" fo:break-before="auto" style:use-optimal-row-height="true"/>
    </style:style>
    <style:style style:name="ro7" style:family="table-row">
      <style:table-row-properties style:row-height="0.6374in" fo:break-before="auto" style:use-optimal-row-height="true"/>
    </style:style>
    <style:style style:name="ro23" style:family="table-row">
      <style:table-row-properties style:row-height="0.3028in" fo:break-before="auto" style:use-optimal-row-height="true"/>
    </style:style>
    <style:style style:name="ro24" style:family="table-row">
      <style:table-row-properties style:row-height="0.598in" fo:break-before="auto" style:use-optimal-row-height="true"/>
    </style:style>
    <style:style style:name="ro9" style:family="table-row">
      <style:table-row-properties style:row-height="0.4807in" fo:break-before="auto" style:use-optimal-row-height="true"/>
    </style:style>
    <style:style style:name="ro25" style:family="table-row">
      <style:table-row-properties style:row-height="0.3402in" fo:break-before="auto" style:use-optimal-row-height="true"/>
    </style:style>
    <style:style style:name="ro26" style:family="table-row">
      <style:table-row-properties style:row-height="2.0417in" fo:break-before="auto" style:use-optimal-row-height="true"/>
    </style:style>
    <style:style style:name="ro30" style:family="table-row">
      <style:table-row-properties style:row-height="2.9736in" fo:break-before="auto" style:use-optimal-row-height="false"/>
    </style:style>
    <style:style style:name="ro31" style:family="table-row">
      <style:table-row-properties style:row-height="1.1398in" fo:break-before="auto" style:use-optimal-row-height="false"/>
    </style:style>
    <style:style style:name="ro32" style:family="table-row">
      <style:table-row-properties style:row-height="0.4618in" fo:break-before="auto" style:use-optimal-row-height="false"/>
    </style:style>
    <style:style style:name="ro33" style:family="table-row">
      <style:table-row-properties style:row-height="0.4862in" fo:break-before="auto" style:use-optimal-row-height="true"/>
    </style:style>
    <style:style style:name="ro34" style:family="table-row">
      <style:table-row-properties style:row-height="1.7299in" fo:break-before="auto" style:use-optimal-row-height="true"/>
    </style:style>
    <style:style style:name="ro3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00" fo:wrap-option="wrap"/>
      <style:text-properties fo:color="#c9211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eeeeee"/>
    </style:style>
    <style:style style:name="ce3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font-size="9pt" style:font-size-asian="9pt" style:font-size-complex="9pt"/>
    </style:style>
    <style:style style:name="ce38" style:family="table-cell" style:parent-style-name="Default">
      <style:text-properties style:font-name="Liberation Mono" fo:font-size="9pt" style:font-name-asian="Liberation Mono" style:font-size-asian="9pt" style:font-name-complex="Liberation Mono" style:font-size-complex="9pt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9pt" style:language-asian="zh" style:country-asian="CN" style:font-style-asian="normal" style:font-weight-asian="normal" style:font-name-complex="Liberation Mono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style:font-name-asian="DejaVu Sans" style:font-name-complex="DejaVu Sans"/>
    </style:style>
    <style:style style:name="ce5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>
      <style:table-cell-properties fo:background-color="#ffff00"/>
      <style:text-properties fo:font-size="20pt" fo:font-weight="bold" style:font-size-asian="20pt" style:font-weight-asian="bold" style:font-size-complex="20pt" style:font-weight-complex="bold"/>
    </style:style>
    <style:style style:name="ce54" style:family="table-cell" style:parent-style-name="Default">
      <style:table-cell-properties fo:background-color="#ffff00" fo:wrap-option="wrap"/>
      <style:text-properties fo:color="#c9211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eeeeee"/>
    </style:style>
    <style:style style:name="ce6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fo:font-size="9pt" style:font-size-asian="9pt" style:font-size-complex="9pt"/>
    </style:style>
    <style:style style:name="ce64" style:family="table-cell" style:parent-style-name="Default">
      <style:text-properties style:font-name="Liberation Mono" fo:font-size="9pt" style:font-name-asian="Liberation Mono" style:font-size-asian="9pt" style:font-name-complex="Liberation Mono" style:font-size-complex="9pt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9pt" style:language-asian="zh" style:country-asian="CN" style:font-style-asian="normal" style:font-weight-asian="normal" style:font-name-complex="Liberation Mono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" style:font-name-complex="Liberation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 CJK SC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rite to file</text:p>
          </table:table-cell>
          <table:table-cell office:value-type="string" calcext:value-type="string">
            <text:p>    with open('test_body.txt', 'w') as f:</text:p>
            <text:p>        f.writelines(el)</text:p>
          </table:table-cell>
          <table:table-cell office:value-type="string" calcext:value-type="string">
            <text:p>with open('tttt.txt', 'w') as f: <text:s text:c="5"/>f.writelines(soup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</text:p>
          </table:table-cell>
        </table:table-row>
        <table:table-row table:style-name="ro3">
          <table:table-cell/>
          <table:table-cell office:value-type="string" calcext:value-type="string">
            <text:p>with open('tttt.txt') as f: </text:p>
            <text:p>S = f.read()</text:p>
          </table:table-cell>
          <table:table-cell office:value-type="string" calcext:value-type="string">
            <text:p><text:span text:style-name="T6">with open('tttt.txt</text:span>') as f: s = f.read()</text:p>
          </table:table-cell>
        </table:table-row>
      </table:table>
      <table:table table:name="selenium" table:style-name="ta1">
        <table:table-column table:style-name="co33" table:default-cell-style-name="ce44"/>
        <table:table-column table:style-name="co34" table:default-cell-style-name="ce44"/>
        <table:table-column table:style-name="co35" table:default-cell-style-name="ce44"/>
        <table:table-column table:style-name="co1" table:number-columns-repeated="1020" table:default-cell-style-name="ce44"/>
        <table:table-row table:style-name="ro2">
          <table:table-cell/>
          <table:table-cell table:style-name="ce46"/>
          <table:table-cell table:number-columns-repeated="1021"/>
        </table:table-row>
        <table:table-row table:style-name="ro30">
          <table:table-cell/>
          <table:table-cell table:style-name="ce46" office:value-type="string" calcext:value-type="string">
            <text:p># instrukcja selenium brave/chrome na linux</text:p>
            <text:p>    -zainstalowac chromedriver ?</text:p>
            <text:p>    -zainstalowac przegladarke</text:p>
            <text:p>    -sprawdzic lokalizacje chromedriver: whereis chromedriver</text:p>
            <text:p>    -sprawdzic lokalizacje przegladarki: whereis brave-browser albo whereis google-chrome</text:p>
            <text:p>    -sciagnac odpowiedni driver (werjsa zgodna z wersja aktualnie zainstalowanej przegladarki)</text:p>
            <text:p>    -wejsc do folderu gdzie jest sciagniety ten driver</text:p>
            <text:p>    -terminal: sudo mv chromedriver_106 /usr/bin/chromedriver</text:p>
            <text:p>    -terminal: sudo chown root:root /usr/bin/chromedriver</text:p>
            <text:p>    -terminal: sudo chmod +x /usr/bin/chromedriver</text:p>
          </table:table-cell>
          <table:table-cell table:number-columns-repeated="1021"/>
        </table:table-row>
        <table:table-row table:style-name="ro2">
          <table:table-cell/>
          <table:table-cell table:style-name="ce46"/>
          <table:table-cell table:number-columns-repeated="1021"/>
        </table:table-row>
        <table:table-row table:style-name="ro31">
          <table:table-cell office:value-type="string" calcext:value-type="string">
            <text:p>open page</text:p>
          </table:table-cell>
          <table:table-cell table:style-name="ce46" office:value-type="string" calcext:value-type="string">
            <text:p>from selenium import webdriver</text:p>
            <text:p>option = webdriver.ChromeOptions()</text:p>
            <text:p>option.add_argument(PROFILE_PATH)</text:p>
            <text:p>option.binary_location = BINARY_PATH</text:p>
            <text:p>driver = webdriver.Chrome(executable_path = DRIVER_PATH, chrome_options=option)</text:p>
          </table:table-cell>
          <table:table-cell table:number-columns-repeated="1021"/>
        </table:table-row>
        <table:table-row table:style-name="ro2">
          <table:table-cell/>
          <table:table-cell table:style-name="ce46"/>
          <table:table-cell table:number-columns-repeated="1021"/>
        </table:table-row>
        <table:table-row table:style-name="ro32">
          <table:table-cell office:value-type="string" calcext:value-type="string">
            <text:p>open page</text:p>
          </table:table-cell>
          <table:table-cell table:style-name="ce46" office:value-type="string" calcext:value-type="string">
            <text:p>driver = webdriver.Firefox() </text:p>
            <text:p>Driver.get(url)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execute js script</text:p>
          </table:table-cell>
          <table:table-cell office:value-type="string" calcext:value-type="string">
            <text:p>attrs = self.driver.execute_script('var items = {}; for (index = 0; index &lt; arguments[0].attributes.length; ++index) { items[arguments[0].attributes[index].name] = arguments[0].attributes[index].value }; return items;', elems) <text:s text:c="7"/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ecute js script</text:p>
          </table:table-cell>
          <table:table-cell table:style-name="ce47" office:value-type="string" calcext:value-type="string">
            <text:p>br.driver.execute_script("window.open('');")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get all attributes</text:p>
          </table:table-cell>
          <table:table-cell office:value-type="string" calcext:value-type="string">
            <text:p>attrs=[]</text:p>
            <text:p>            for attr in elem.get_property('attributes'):</text:p>
            <text:p>                attrs.append([attr['name'], attr['value']])</text:p>
            <text:p>                print(attrs)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get property</text:p>
          </table:table-cell>
          <table:table-cell table:style-name="ce47" office:value-type="string" calcext:value-type="string">
            <text:p>url_from_page = elem.get_attribute("href")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new default tab</text:p>
          </table:table-cell>
          <table:table-cell office:value-type="string" calcext:value-type="string">
            <text:p>chrome://newtab/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1">
          <table:table-cell office:value-type="string" calcext:value-type="string">
            <text:p>WAITS – Implicit Waits</text:p>
          </table:table-cell>
          <table:table-cell office:value-type="string" calcext:value-type="string">
            <text:p>driver = webdriver.Firefox()    # set implicit wait time </text:p>
            <text:p>Driver.implicitly_wait(10) # seconds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WAITS – Explicit</text:p>
          </table:table-cell>
          <table:table-cell table:style-name="ce47" office:value-type="string" calcext:value-type="string">
            <text:p>from selenium.webdriver.common.by import Byfrom selenium.webdriver.support.ui import WebDriverWaitfrom selenium.webdriver.support import expected_conditions as EC  # create driver object driver = webdriver.Firefox()  # A URL that delays loadingdriver.get("<text:a xlink:href="http://somedomain/" xlink:type="simple">http://somedomain</text:a> / url_that_delays_loading")  try:    # wait 10 seconds before looking for element    element = WebDriverWait(driver, 10).until(        EC.presence_of_element_located((By.ID, "myDynamicElement"))    )finally:    # else quit    driver.quit()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9">
          <table:table-cell office:value-type="string" calcext:value-type="string">
            <text:p>send keys</text:p>
          </table:table-cell>
          <table:table-cell table:style-name="ce47" office:value-type="string" calcext:value-type="string">
            <text:p>from selenium.webdriver.common.keys import Keys</text:p>
            <text:p>a = br.driver.find_element('xpath', "//input[@id ='nav-search-submit-button']")</text:p>
            <text:p>a.send_keys('canon'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ck</text:p>
          </table:table-cell>
          <table:table-cell office:value-type="string" calcext:value-type="string">
            <text:p>a = br.driver.find_element('xpath', "//input[@id ='nav-search-submit-button']")</text:p>
            <text:p>a.click()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switch to window</text:p>
          </table:table-cell>
          <table:table-cell table:style-name="ce47" office:value-type="string" calcext:value-type="string">
            <text:p>br.driver.switch_to.window(br.driver.window_handles[1])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7">
          <table:table-cell office:value-type="string" calcext:value-type="string">
            <text:p>zamkniecie wszystkich okien</text:p>
          </table:table-cell>
          <table:table-cell table:style-name="ce47" office:value-type="string" calcext:value-type="string">
            <text:p>multi_window = br.driver.window_handles</text:p>
            <text:p>for window in multi_window: </text:p>
            <text:p>br.driver.switch_to.window(window) </text:p>
            <text:p>br.driver.close()</text:p>
          </table:table-cell>
          <table:table-cell table:number-columns-repeated="1021"/>
        </table:table-row>
        <table:table-row table:style-name="ro2" table:number-rows-repeated="2">
          <table:table-cell table:number-columns-repeated="1023"/>
        </table:table-row>
        <table:table-row table:style-name="ro33">
          <table:table-cell office:value-type="string" calcext:value-type="string">
            <text:p>move back/forward</text:p>
          </table:table-cell>
          <table:table-cell table:style-name="ce48" office:value-type="string" calcext:value-type="string">
            <text:p>driver.execute_script("window.history.go(-1)")</text:p>
            <text:p>driver.forward()</text:p>
            <text:p>driver.back(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licz wyszstkie otwarte okna</text:p>
          </table:table-cell>
          <table:table-cell table:style-name="ce29" office:value-type="string" calcext:value-type="string">
            <text:p>multi_window = br.driver.window_handles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get elements</text:p>
          </table:table-cell>
          <table:table-cell table:style-name="ce46" office:value-type="string" calcext:value-type="string">
            <text:p>elems = br.driver.find_elements("xpath",xpath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t element</text:p>
          </table:table-cell>
          <table:table-cell table:style-name="ce46" office:value-type="string" calcext:value-type="string">
            <text:p>elems = br.driver.find_element("xpath",xpath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n</text:p>
          </table:table-cell>
          <table:table-cell table:style-name="ce30" office:value-type="string" calcext:value-type="string">
            <text:p><text:span text:style-name="T7">elems = br.driver.find_elements("xpath",xpath)</text:span></text:p>
            <text:p><text:span text:style-name="T7">len(elems)</text:span>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get text from element</text:p>
          </table:table-cell>
          <table:table-cell table:style-name="ce47" office:value-type="string" calcext:value-type="string">
            <text:p>el.get_attribute("innerText"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 text from element 2</text:p>
          </table:table-cell>
          <table:table-cell office:value-type="string" calcext:value-type="string">
            <text:p>    el_header = br.driver.find_element('xpath', xpath_header)</text:p>
            <text:p>    header = el_header.text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1">
          <table:table-cell office:value-type="string" calcext:value-type="string">
            <text:p>get body</text:p>
          </table:table-cell>
          <table:table-cell office:value-type="string" calcext:value-type="string">
            <text:p>    xpath = "//*"</text:p>
            <text:p>    el = br.driver.find_element('xpath', xpath).get_attribute("outerHTML"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t body2</text:p>
          </table:table-cell>
          <table:table-cell office:value-type="string" calcext:value-type="string">
            <text:p>body = driver.page_source</text:p>
          </table:table-cell>
          <table:table-cell table:number-columns-repeated="1021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page refreash</text:p>
          </table:table-cell>
          <table:table-cell office:value-type="string" calcext:value-type="string">
            <text:p>driver.refreash(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t current url</text:p>
          </table:table-cell>
          <table:table-cell office:value-type="string" calcext:value-type="string">
            <text:p>get_url = driver.current_ur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ault_handle = driver.current_window_handle</text:p>
          </table:table-cell>
          <table:table-cell table:number-columns-repeated="1021"/>
        </table:table-row>
        <table:table-row table:style-name="ro34">
          <table:table-cell/>
          <table:table-cell office:value-type="string" calcext:value-type="string">
            <text:p>default_handle = driver.current_window_handle</text:p>
            <text:p>handles = list(driver.window_handles)</text:p>
            <text:p>assert len(handles) &gt; 1</text:p>
            <text:p/>
            <text:p>handles.remove(default_handle)</text:p>
            <text:p>assert len(handles) &gt; 0</text:p>
            <text:p/>
            <text:p>driver.switch_to_window(handles[0])</text:p>
            <text:p># do your stuffs</text:p>
            <text:p>driver.close()</text:p>
            <text:p>driver.switch_to_window(default_handle)</text:p>
          </table:table-cell>
          <table:table-cell table:number-columns-repeated="1021"/>
        </table:table-row>
        <table:table-row table:style-name="ro33">
          <table:table-cell office:value-type="string" calcext:value-type="string">
            <text:p>get all urls opened</text:p>
          </table:table-cell>
          <table:table-cell office:value-type="string" calcext:value-type="string">
            <text:p>for handle in br.driver.window_handles:</text:p>
            <text:p>    br.driver.switch_to.window(handle)</text:p>
            <text:p>    print(br.driver.current_url)</text:p>
          </table:table-cell>
          <table:table-cell table:number-columns-repeated="1021"/>
        </table:table-row>
        <table:table-row table:style-name="ro2" table:number-rows-repeated="5">
          <table:table-cell table:number-columns-repeated="1023"/>
        </table:table-row>
        <table:table-row table:style-name="ro2">
          <table:table-cell office:value-type="string" calcext:value-type="string">
            <text:p>to analyse</text:p>
          </table:table-cell>
          <table:table-cell office:value-type="string" calcext:value-type="string">
            <text:p>driver = webdriver.Chrome(service=Service(ChromeDriverManager().install()))</text:p>
          </table:table-cell>
          <table:table-cell table:number-columns-repeated="1021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office:value-type="string" calcext:value-type="string">
            <text:p>close tab</text:p>
          </table:table-cell>
          <table:table-cell office:value-type="string" calcext:value-type="string">
            <text:p>driver.close(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ose window</text:p>
          </table:table-cell>
          <table:table-cell office:value-type="string" calcext:value-type="string">
            <text:p>driver.quit()</text:p>
          </table:table-cell>
          <table:table-cell table:number-columns-repeated="1021"/>
        </table:table-row>
        <table:table-row table:style-name="ro2" table:number-rows-repeated="2">
          <table:table-cell table:number-columns-repeated="1023"/>
        </table:table-row>
        <table:table-row table:style-name="ro9">
          <table:table-cell office:value-type="string" calcext:value-type="string">
            <text:p>switch to iframe</text:p>
          </table:table-cell>
          <table:table-cell office:value-type="string" calcext:value-type="string">
            <text:p>    xpath = "//iframe[@id='player']"</text:p>
            <text:p>    frame = br.driver.find_element('xpath', xpath)</text:p>
            <text:p>    br.driver.switch_to.frame(frame)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wychodzi z iframu I przelacze sie na glowne okno </text:p>
          </table:table-cell>
          <table:table-cell table:style-name="ce47" office:value-type="string" calcext:value-type="string">
            <text:p>br.driver.switch_to.default_content(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?</text:p>
          </table:table-cell>
          <table:table-cell table:style-name="ce47" office:value-type="string" calcext:value-type="string">
            <text:p>execute_cdp_cmd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save screenshot</text:p>
          </table:table-cell>
          <table:table-cell table:style-name="ce47" office:value-type="string" calcext:value-type="string">
            <text:p>driver.save_screenshot('selenium-nowsecure.png')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scroll down</text:p>
          </table:table-cell>
          <table:table-cell table:style-name="ce47" office:value-type="string" calcext:value-type="string">
            <text:p>br.driver.execute_script("window.scrollTo(0,document.body.scrollHeight)")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35">
          <table:table-cell office:value-type="string" calcext:value-type="string">
            <text:p>3x click</text:p>
          </table:table-cell>
          <table:table-cell office:value-type="string" calcext:value-type="string">
            <text:p>el.click()</text:p>
            <text:p/>
            <text:p>el.send_keys("\n")</text:p>
            <text:p/>
            <text:p>br.driver.execute_script("arguments[0].click();", el)</text:p>
          </table:table-cell>
          <table:table-cell table:number-columns-repeated="1021"/>
        </table:table-row>
        <table:table-row table:style-name="ro2" table:number-rows-repeated="1048506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elenium bot" table:style-name="ta1">
        <table:table-column table:style-name="co7" table:default-cell-style-name="Default"/>
        <table:table-column table:style-name="co1" table:number-columns-repeated="1023" table:default-cell-style-name="Default"/>
        <table:table-row table:style-name="ro2" table:number-rows-repeated="2">
          <table:table-cell table:style-name="ce47"/>
          <table:table-cell table:number-columns-repeated="1023"/>
        </table:table-row>
        <table:table-row table:style-name="ro2">
          <table:table-cell table:style-name="ce47" office:value-type="string" calcext:value-type="string">
            <text:p>3.) turn-off useAutomationExtension</text:p>
          </table:table-cell>
          <table:table-cell table:number-columns-repeated="1023"/>
        </table:table-row>
        <table:table-row table:style-name="ro2">
          <table:table-cell table:style-name="ce47" office:value-type="string" calcext:value-type="string">
            <text:p>4.) changing the property value of navigator for web driver to undefined</text:p>
          </table:table-cell>
          <table:table-cell table:number-columns-repeated="1023"/>
        </table:table-row>
        <table:table-row table:style-name="ro2">
          <table:table-cell table:style-name="ce47" office:value-type="string" calcext:value-type="string">
            <text:p>5.) disable-blink-features</text:p>
          </table:table-cell>
          <table:table-cell table:number-columns-repeated="1023"/>
        </table:table-row>
        <table:table-row table:style-name="ro2">
          <table:table-cell table:style-name="ce47" office:value-type="string" calcext:value-type="string">
            <text:p>6.) exclude the collection of enable-automation switch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ttps://www.zenrows.com/blog/bypass-bot-detection#http-headers-and-useragent-tracking</text:p>
          </table:table-cell>
          <table:table-cell table:number-columns-repeated="1023"/>
        </table:table-row>
        <table:table-row table:style-name="ro12">
          <table:table-cell table:style-name="ce51" office:value-type="string" calcext:value-type="string">
            <text:p>IP Address Reputa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 mozna wyszukac skompromitowane I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ttps://www.projecthoneypot.org/search_ip.p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mport requests <text:s/># defining the proxies server proxies = { "http" : "http://yourhttpproxyserver.com:8080", "https" : "http://yourhttpsproxyserver.com:8090", } <text:s/># your web scraping target URL url = "https://targetwebsite.com/example" <text:s/># performing an HTTP request with a proxy response = requests.get(url, proxies=proxie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2">
          <table:table-cell table:style-name="ce51" office:value-type="string" calcext:value-type="string">
            <text:p>HTTP Headers and User-Agent Trac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ort requests <text:s/># defining the custom headers headers = { "User-Agent": "Mozilla/5.0 (Windows NT 10.0) AppleWebKit/537.36 (KHTML, like Gecko) Chrome/107.0.0.0 Safari/537.36", "Referer": "https://targetwebsite.com/page1" } <text:s/># your web scraping target URL url = "https://targetwebsite.com/example" <text:s/># performing an HTTP request with a proxy response = requests.get(url, proxies=proxies, headers=header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2" office:value-type="string" calcext:value-type="string">
            <text:p>[ja: ROTATIONAL HEADER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2" office:value-type="string" calcext:value-type="string">
            <text:p>https://www.zenrows.com/blog/selenium-avoid-bot-detection#disabling-the-automation-indicator-webdriver-flags</text:p>
          </table:table-cell>
          <table:table-cell table:number-columns-repeated="1023"/>
        </table:table-row>
        <table:table-row table:style-name="ro13">
          <table:table-cell table:style-name="ce53" office:value-type="string" calcext:value-type="string">
            <text:p>SELENIUM</text:p>
          </table:table-cell>
          <table:table-cell table:style-name="ce52" table:number-columns-repeated="1023"/>
        </table:table-row>
        <table:table-row table:style-name="ro12">
          <table:table-cell table:style-name="ce51" office:value-type="string" calcext:value-type="string">
            <text:p>1. IP Rotation / Proxy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# Install selenium with pip install selenium </text:p>
            <text:p>from selenium import webdriver </text:p>
            <text:p> </text:p>
            <text:p># Import chromedriver_autoinstaller to install chromedriver automatically </text:p>
            <text:p>import chromedriver_autoinstaller </text:p>
            <text:p> </text:p>
            <text:p># Installs chromedriver which corresponds to the main Chrome automatically </text:p>
            <text:p>chromedriver_autoinstaller.install() </text:p>
            <text:p> </text:p>
            <text:p># Define the proxy server </text:p>
            <text:p>PROXY = "IpOfTheProxy:PORT" </text:p>
            <text:p> </text:p>
            <text:p># Set ChromeOptions() </text:p>
            <text:p>chrome_options = webdriver.ChromeOptions() </text:p>
            <text:p> </text:p>
            <text:p># Add the proxy as argument </text:p>
            <text:p>chrome_options.add_argument("--proxy-server=%s" % PROXY) </text:p>
            <text:p>chrome = webdriver.Chrome(options=chrome_options) </text:p>
            <text:p> </text:p>
            <text:p># Send the request </text:p>
            <text:p>chrome.get("<text:a xlink:href="https://www.google.com/" xlink:type="simple">https://www.google.com</text:a>"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2">
          <table:table-cell table:style-name="ce54" office:value-type="string" calcext:value-type="string">
            <text:p>2. Disabling the automation indicator WebDriver Flags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from selenium import webdriver </text:p>
            <text:p>import chromedriver_autoinstaller </text:p>
            <text:p> </text:p>
            <text:p>chromedriver_autoinstaller.install() </text:p>
            <text:p> </text:p>
            <text:p># Create Chromeoptions instance </text:p>
            <text:p>options = webdriver.ChromeOptions() </text:p>
            <text:p> </text:p>
            <text:p># Adding argument to disable the AutomationControlled flag </text:p>
            <text:p>options.add_argument("--disable-blink-features=AutomationControlled") </text:p>
            <text:p> </text:p>
            <text:p># Exclude the collection of enable-automation switches </text:p>
            <text:p>options.add_experimental_option("excludeSwitches", ["enable-automation"]) </text:p>
            <text:p> </text:p>
            <text:p># Turn-off userAutomationExtension </text:p>
            <text:p>options.add_experimental_option("useAutomationExtension", False) </text:p>
            <text:p> </text:p>
            <text:p># Setting the driver path and requesting a page </text:p>
            <text:p>driver = webdriver.Chrome(options=options) </text:p>
            <text:p> </text:p>
            <text:p># Changing the property of the navigator value for webdriver to undefined </text:p>
            <text:p>driver.execute_script("Object.defineProperty(navigator, 'webdriver', {get: () =&gt; undefined})") </text:p>
            <text:p> </text:p>
            <text:p>driver.get("https://www.website.com"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2">
          <table:table-cell table:style-name="ce51" office:value-type="string" calcext:value-type="string">
            <text:p>3. Rotating HTTP Header Information and User Ag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om selenium import webdriver import chromedriver_autoinstaller <text:s/>chromedriver_autoinstaller.install() driver = webdriver.Chrome() <text:s/># Initializing a list with two Useragents useragentarray = [ "Mozilla/5.0 (Windows NT 10.0; Win64; x64) AppleWebKit/537.36 (KHTML, like Gecko) Chrome/108.0.0.0 Safari/537.36", "Mozilla/5.0 (Windows NT 10.0; Win64; x64) AppleWebKit/537.36 (KHTML, like Gecko) Chrome/107.0.0.0 Safari/537.36", ] for i in range(len(useragentarray)): # Setting user agent iteratively as Chrome 108 and 107 driver.execute_cdp_cmd("Network.setUserAgentOverride", {"userAgent": useragentarray[i]}) print(driver.execute_script("return navigator.userAgent;")) driver.get("https://www.httpbin.org/headers") driver.close(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2" office:value-type="string" calcext:value-type="string">
            <text:p>4. Avoid Patterns -sleepy randomowe, scrolowania</text:p>
          </table:table-cell>
          <table:table-cell table:style-name="ce52" table:number-columns-repeated="1023"/>
        </table:table-row>
        <table:table-row table:style-name="ro16">
          <table:table-cell office:value-type="string" calcext:value-type="string">
            <text:p>from selenium import webdriver </text:p>
            <text:p>from selenium.webdriver.common.by import By </text:p>
            <text:p>import chromedriver_autoinstaller </text:p>
            <text:p>from selenium.webdriver.support.wait import WebDriverWait </text:p>
            <text:p>from selenium.webdriver.support import expected_conditions as EC </text:p>
            <text:p>import time </text:p>
            <text:p> </text:p>
            <text:p>chromedriver_autoinstaller.install() </text:p>
            <text:p>driver = webdriver.Chrome() </text:p>
            <text:p>driver.get('https://scrapeme.live/shop/') </text:p>
            <text:p> </text:p>
            <text:p># Wait 3.5 on the webpage before trying anything </text:p>
            <text:p>time.sleep(3.5) </text:p>
            <text:p> </text:p>
            <text:p># Wait for 3 seconds until finding the element </text:p>
            <text:p>wait = WebDriverWait(driver, 3) </text:p>
            <text:p>element = wait.until(EC.presence_of_element_located((By.CSS_SELECTOR, '.woocommerce-loop-product__title'))) </text:p>
            <text:p>print('Product name: ' + element.text) </text:p>
            <text:p> </text:p>
            <text:p># Wait 4.5 seconds before scrolling down 700px </text:p>
            <text:p>time.sleep(4.5) </text:p>
            <text:p>driver.execute_script('window.scrollTo(0, 700)') </text:p>
            <text:p> </text:p>
            <text:p># Wait 2 seconds before clicking a link </text:p>
            <text:p>time.sleep(2) </text:p>
            <text:p>wait = WebDriverWait(driver, 3) </text:p>
            <text:p>element = wait.until(EC.presence_of_element_located((By.CSS_SELECTOR, 'a.woocommerce-loop-product__link'))).click() </text:p>
            <text:p> </text:p>
            <text:p># wait for 5 seconds until finding the element </text:p>
            <text:p>wait = WebDriverWait(driver, 5) </text:p>
            <text:p>element = wait.until(EC.presence_of_element_located((By.CLASS_NAME, 'woocommerce-product-details__short-description'))) </text:p>
            <text:p>print('Description: ' + element.text) </text:p>
            <text:p> </text:p>
            <text:p># Close the driver after 3 seconds </text:p>
            <text:p>time.sleep(3) </text:p>
            <text:p>driver.close(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2">
          <table:table-cell table:style-name="ce51" office:value-type="string" calcext:value-type="string">
            <text:p>5. Remove JavaScript Signatu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zywaja tego detectory: <text:s/>FingerprintJS and Imperva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 chromedriver znalesc zmienna cdc_ np. $cdc_asdjflasutopfhvcZLmcfl_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tworzyc chromesriver w notatnik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ainsatlowac vim</text:p>
          </table:table-cell>
          <table:table-cell table:number-columns-repeated="1023"/>
        </table:table-row>
        <table:table-row table:style-name="ro2">
          <table:table-cell table:style-name="ce47" office:value-type="string" calcext:value-type="string">
            <text:p>vim.exe &lt;pathTo&gt;\chromedriver.exe</text:p>
          </table:table-cell>
          <table:table-cell table:number-columns-repeated="1023"/>
        </table:table-row>
        <table:table-row table:style-name="ro2">
          <table:table-cell table:style-name="ce47" office:value-type="string" calcext:value-type="string">
            <text:p>Then type :%s/cdc_/abc_/g to search and replace cdc_ with abc_</text:p>
          </table:table-cell>
          <table:table-cell table:number-columns-repeated="1023"/>
        </table:table-row>
        <table:table-row table:style-name="ro2">
          <table:table-cell table:style-name="ce47" office:value-type="string" calcext:value-type="string">
            <text:p>Next, to exit vim, type :wq and hit Enter to save the change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2">
          <table:table-cell table:style-name="ce51" office:value-type="string" calcext:value-type="string">
            <text:p>6. Using Cook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2">
          <table:table-cell table:style-name="ce54" office:value-type="string" calcext:value-type="string">
            <text:p>7. Follow The Page Flow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2">
          <table:table-cell table:style-name="ce51" office:value-type="string" calcext:value-type="string">
            <text:p>8. Using a Browser Extension</text:p>
          </table:table-cell>
          <table:table-cell table:number-columns-repeated="1023"/>
        </table:table-row>
        <table:table-row table:style-name="ro2">
          <table:table-cell table:style-name="ce47" office:value-type="string" calcext:value-type="string">
            <text:p>Block Origin, to block JavaScript challenges and CAPTCHAs from being loaded on the page.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2">
          <table:table-cell table:style-name="ce54" office:value-type="string" calcext:value-type="string">
            <text:p>Undetected_ChromeDriver</text:p>
          </table:table-cell>
          <table:table-cell table:number-columns-repeated="1023"/>
        </table:table-row>
        <table:table-row table:style-name="ro17">
          <table:table-cell table:style-name="ce55" office:value-type="string" calcext:value-type="string">
            <text:p>Undetected_ChromeDriver is an open-source project that makes Selenium ChromeDriver "look" human. It's an optimized Selenium ChromeDriver patch that doesn't trigger antibot services like Distill Network, Imperva, DataDome and Botprotect.io.</text:p>
            <text:p/>
            <text:p>It bypasses bot detection measures like JavaScript challeng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8">
          <table:table-cell table:style-name="ce47" office:value-type="string" calcext:value-type="string">
            <text:p># pip install undetected-chromedriver </text:p>
            <text:p>Import undetected_chromedriver.v2 as uc </text:p>
            <text:p># Initializing driver </text:p>
            <text:p>Driver = uc.Chrome() </text:p>
            <text:p># Try accessing a website with antibot service </text:p>
            <text:p>Driver.get("https://nowsecure.nl")</text:p>
          </table:table-cell>
          <table:table-cell table:number-columns-repeated="1023"/>
        </table:table-row>
      </table:table>
      <table:table table:name="panda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60"/>
        <table:table-column table:style-name="co1" table:number-columns-repeated="1019" table:default-cell-style-name="Default"/>
        <table:table-row table:style-name="ro2">
          <table:table-cell table:style-name="ce52" office:value-type="string" calcext:value-type="string">
            <text:p>https://builtin.com/data-science/pandas-filter</text:p>
          </table:table-cell>
          <table:table-cell table:style-name="ce52" table:number-columns-repeated="2"/>
          <table:table-cell table:style-name="ce57"/>
          <table:table-cell table:number-columns-repeated="1020"/>
        </table:table-row>
        <table:table-row table:style-name="ro2">
          <table:table-cell table:style-name="ce52" office:value-type="string" calcext:value-type="string">
            <text:p>Akcja</text:p>
          </table:table-cell>
          <table:table-cell table:style-name="ce52" office:value-type="string" calcext:value-type="string">
            <text:p>Akcja szczegol</text:p>
          </table:table-cell>
          <table:table-cell table:style-name="ce52" office:value-type="string" calcext:value-type="string">
            <text:p>Uwagi</text:p>
          </table:table-cell>
          <table:table-cell table:style-name="ce57" office:value-type="string" calcext:value-type="string">
            <text:p>Kod</text:p>
          </table:table-cell>
          <table:table-cell office:value-type="string" calcext:value-type="string">
            <text:p>comprehension list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57"/>
          <table:table-cell table:number-columns-repeated="1020"/>
        </table:table-row>
        <table:table-row table:style-name="ro3">
          <table:table-cell office:value-type="string" calcext:value-type="string">
            <text:p>convert</text:p>
          </table:table-cell>
          <table:table-cell office:value-type="string" calcext:value-type="string">
            <text:p>convert to list</text:p>
          </table:table-cell>
          <table:table-cell/>
          <table:table-cell table:style-name="ce47" office:value-type="string" calcext:value-type="string">
            <text:p>Lista = df["0"].values.tolist()</text:p>
            <text:p>websites = df_websites.values.tolist(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itialize</text:p>
          </table:table-cell>
          <table:table-cell office:value-type="string" calcext:value-type="string">
            <text:p>new Dataframe</text:p>
          </table:table-cell>
          <table:table-cell/>
          <table:table-cell office:value-type="string" calcext:value-type="string">
            <text:p>df = pd.DataFrame([[t_record,stage,i_petla, earning, v1,v2,v3]], columns=['TIME_INSERT', 'STAGE', 'OPENED_PAGES', 'EARNING', 'TRACKERS' , 'BANDWIDTH', 'TIME'])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9">
          <table:table-cell office:value-type="string" calcext:value-type="string">
            <text:p>output</text:p>
          </table:table-cell>
          <table:table-cell office:value-type="string" calcext:value-type="string">
            <text:p>write to excel append</text:p>
          </table:table-cell>
          <table:table-cell/>
          <table:table-cell table:style-name="ce44" office:value-type="string" calcext:value-type="string">
            <text:p>with pd.ExcelWriter('links.xlsx', engine='openpyxl', mode='a') as writer:  </text:p>
            <text:p><text:span text:style-name="T6">      df.to_excel(writer, sheet_name='sts')</text:span>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47"/>
          <table:table-cell table:number-columns-repeated="1020"/>
        </table:table-row>
        <table:table-row table:style-name="ro20">
          <table:table-cell office:value-type="string" calcext:value-type="string">
            <text:p>count</text:p>
          </table:table-cell>
          <table:table-cell office:value-type="string" calcext:value-type="string">
            <text:p>count dataframe</text:p>
          </table:table-cell>
          <table:table-cell/>
          <table:table-cell office:value-type="string" calcext:value-type="string">
            <text:p>len(df.index)</text:p>
            <text:p>df.shape[0]</text:p>
            <text:p>df[df.columns[0]].count() (== number of non-NaN values in first column)</text:p>
          </table:table-cell>
          <table:table-cell table:number-columns-repeated="1020"/>
        </table:table-row>
        <table:table-row table:style-name="ro2">
          <table:table-cell table:style-name="ce56" office:value-type="string" calcext:value-type="string">
            <text:p>filter</text:p>
          </table:table-cell>
          <table:table-cell table:style-name="ce56" table:number-columns-repeated="3"/>
          <table:table-cell table:style-name="ce61"/>
          <table:table-cell table:style-name="ce56" table:number-columns-repeated="1019"/>
        </table:table-row>
        <table:table-row table:style-name="ro2">
          <table:table-cell office:value-type="string" calcext:value-type="string">
            <text:p>filter</text:p>
          </table:table-cell>
          <table:table-cell office:value-type="string" calcext:value-type="string">
            <text:p>Filter</text:p>
          </table:table-cell>
          <table:table-cell/>
          <table:table-cell table:style-name="ce58" office:value-type="string" calcext:value-type="string">
            <text:p>a = df_answers[df_answers.ANSWER == Tru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ter</text:p>
          </table:table-cell>
          <table:table-cell office:value-type="string" calcext:value-type="string">
            <text:p>Drop NaN</text:p>
          </table:table-cell>
          <table:table-cell/>
          <table:table-cell table:style-name="ce48" office:value-type="string" calcext:value-type="string">
            <text:p>df2=df.dropna(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ter</text:p>
          </table:table-cell>
          <table:table-cell office:value-type="string" calcext:value-type="string">
            <text:p>Drop NaN from specific columns</text:p>
          </table:table-cell>
          <table:table-cell/>
          <table:table-cell table:style-name="ce48" office:value-type="string" calcext:value-type="string">
            <text:p>df2=df.dropna(subset=['Courses','Fee'],inplace = True)</text:p>
          </table:table-cell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8"/>
          <table:table-cell table:number-columns-repeated="1020"/>
        </table:table-row>
        <table:table-row table:style-name="ro2">
          <table:table-cell table:style-name="ce56" office:value-type="string" calcext:value-type="string">
            <text:p>identify cell</text:p>
          </table:table-cell>
          <table:table-cell table:style-name="ce56" table:number-columns-repeated="3"/>
          <table:table-cell table:style-name="ce61"/>
          <table:table-cell table:style-name="ce56" table:number-columns-repeated="1019"/>
        </table:table-row>
        <table:table-row table:style-name="ro17">
          <table:table-cell office:value-type="string" calcext:value-type="string">
            <text:p>identify cell</text:p>
          </table:table-cell>
          <table:table-cell office:value-type="string" calcext:value-type="string">
            <text:p>get/set value</text:p>
          </table:table-cell>
          <table:table-cell/>
          <table:table-cell office:value-type="string" calcext:value-type="string">
            <text:p>val = d2['col_name'].values[0]</text:p>
            <text:p/>
            <text:p>total.iloc[0, 0]</text:p>
            <text:p>total.loc[0, 'country_name']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dentify cell</text:p>
          </table:table-cell>
          <table:table-cell office:value-type="string" calcext:value-type="string">
            <text:p>get/set value</text:p>
          </table:table-cell>
          <table:table-cell/>
          <table:table-cell office:value-type="string" calcext:value-type="string">
            <text:p>df[3][2]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dentify cell</text:p>
          </table:table-cell>
          <table:table-cell office:value-type="string" calcext:value-type="string">
            <text:p>get/set value</text:p>
          </table:table-cell>
          <table:table-cell/>
          <table:table-cell office:value-type="string" calcext:value-type="string">
            <text:p>df[df['A'].str.contains("hello")]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56" office:value-type="string" calcext:value-type="string">
            <text:p>iter</text:p>
          </table:table-cell>
          <table:table-cell table:style-name="ce56" table:number-columns-repeated="3"/>
          <table:table-cell table:style-name="ce61"/>
          <table:table-cell table:style-name="ce56" table:number-columns-repeated="1019"/>
        </table:table-row>
        <table:table-row table:style-name="ro19">
          <table:table-cell table:number-columns-repeated="2" office:value-type="string" calcext:value-type="string">
            <text:p>iterating df</text:p>
          </table:table-cell>
          <table:table-cell/>
          <table:table-cell office:value-type="string" calcext:value-type="string">
            <text:p>for I in df.index:</text:p>
            <text:p>    print(df[‘name’][i])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6" office:value-type="string" calcext:value-type="string">
            <text:p>whole df</text:p>
          </table:table-cell>
          <table:table-cell table:style-name="ce56" table:number-columns-repeated="3"/>
          <table:table-cell table:style-name="ce61"/>
          <table:table-cell table:style-name="ce56" table:number-columns-repeated="1019"/>
        </table:table-row>
        <table:table-row table:style-name="ro2">
          <table:table-cell office:value-type="string" calcext:value-type="string">
            <text:p>whole df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moze byc usuniete w przyszlosci</text:p>
          </table:table-cell>
          <table:table-cell table:style-name="ce47" office:value-type="string" calcext:value-type="string">
            <text:p>df_new = df_new.append(df_temp)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56" office:value-type="string" calcext:value-type="string">
            <text:p>columns </text:p>
          </table:table-cell>
          <table:table-cell table:style-name="ce56" table:number-columns-repeated="3"/>
          <table:table-cell table:style-name="ce61"/>
          <table:table-cell table:style-name="ce56" table:number-columns-repeated="1019"/>
        </table:table-row>
        <table:table-row table:style-name="ro2">
          <table:table-cell office:value-type="string" calcext:value-type="string">
            <text:p>column</text:p>
          </table:table-cell>
          <table:table-cell office:value-type="string" calcext:value-type="string">
            <text:p>get column names</text:p>
          </table:table-cell>
          <table:table-cell/>
          <table:table-cell office:value-type="string" calcext:value-type="string">
            <text:p>column_names = list(df_links.columns.values)</text:p>
          </table:table-cell>
          <table:table-cell table:style-name="ce47" office:value-type="string" calcext:value-type="string">
            <text:p>urls = [x for x in df_websites['URL']]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lumn</text:p>
          </table:table-cell>
          <table:table-cell office:value-type="string" calcext:value-type="string">
            <text:p>column rename – specific</text:p>
          </table:table-cell>
          <table:table-cell/>
          <table:table-cell table:style-name="ce59" office:value-type="string" calcext:value-type="string">
            <text:p>df.rename(columns = {'old_col1':'new_col1', 'old_col2':'new_col2'}, inplace = True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lumn rename – all</text:p>
          </table:table-cell>
          <table:table-cell/>
          <table:table-cell table:style-name="ce59" office:value-type="string" calcext:value-type="string">
            <text:p>df.columns = ['new_col1', 'new_col2', 'new_col3', 'new_col4']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lumn rename - Replace Specific Characters in Columns</text:p>
          </table:table-cell>
          <table:table-cell/>
          <table:table-cell table:style-name="ce59" office:value-type="string" calcext:value-type="string">
            <text:p>df.columns = df.columns.str.replace('old_char', 'new_char'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lumn names add</text:p>
          </table:table-cell>
          <table:table-cell/>
          <table:table-cell table:style-name="ce47" office:value-type="string" calcext:value-type="string">
            <text:p>team.columns =['Name', 'Code', 'Age', 'Weight']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56" office:value-type="string" calcext:value-type="string">
            <text:p>index</text:p>
          </table:table-cell>
          <table:table-cell table:style-name="ce56" table:number-columns-repeated="3"/>
          <table:table-cell table:style-name="ce61"/>
          <table:table-cell table:style-name="ce56" table:number-columns-repeated="1019"/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reset index</text:p>
          </table:table-cell>
          <table:table-cell/>
          <table:table-cell office:value-type="string" calcext:value-type="string">
            <text:p>df.reset_index()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elete</text:p>
          </table:table-cell>
          <table:table-cell office:value-type="string" calcext:value-type="string">
            <text:p>delete all rows -metoda 1</text:p>
          </table:table-cell>
          <table:table-cell/>
          <table:table-cell table:style-name="ce48" office:value-type="string" calcext:value-type="string">
            <text:p>df_empty = df[0:0]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lete all rows -metoda 2</text:p>
          </table:table-cell>
          <table:table-cell/>
          <table:table-cell office:value-type="string" calcext:value-type="string">
            <text:p>df.drop(df.index,inplace=True)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N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t</text:p>
          </table:table-cell>
          <table:table-cell office:value-type="string" calcext:value-type="string">
            <text:p>sort by column</text:p>
          </table:table-cell>
          <table:table-cell/>
          <table:table-cell table:style-name="ce48" office:value-type="string" calcext:value-type="string">
            <text:p>df.sort_values(by=['Brand'], inplace=True, ascending=False)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COMPREHENSION LIST</text:p>
          </table:table-cell>
          <table:table-cell table:number-columns-repeated="102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ki" table:style-name="ta1">
        <table:table-column table:style-name="co13" table:default-cell-style-name="ce58"/>
        <table:table-row table:style-name="ro2">
          <table:table-cell office:value-type="string" calcext:value-type="string">
            <text:p>https://towardsdatascience.com/8-ways-to-filter-pandas-dataframes-d34ba585c1b8</text:p>
          </table:table-cell>
        </table:table-row>
      </table:table>
      <table:table table:name="varaibles" table:style-name="ta1">
        <table:table-column table:style-name="co14" table:default-cell-style-name="Default"/>
        <table:table-column table:style-name="co15" table:number-columns-repeated="2" table:default-cell-style-name="Default"/>
        <table:table-row table:style-name="ro2">
          <table:table-cell table:style-name="ce58" office:value-type="string" calcext:value-type="string">
            <text:p>variables</text:p>
          </table:table-cell>
          <table:table-cell table:style-name="ce58"/>
          <table:table-cell/>
        </table:table-row>
        <table:table-row table:style-name="ro2">
          <table:table-cell office:value-type="string" calcext:value-type="string">
            <text:p>get type</text:p>
          </table:table-cell>
          <table:table-cell/>
          <table:table-cell table:style-name="ce47" office:value-type="string" calcext:value-type="string">
            <text:p>type(variable)</text:p>
          </table:table-cell>
        </table:table-row>
        <table:table-row table:style-name="ro2">
          <table:table-cell table:style-name="ce47" office:value-type="string" calcext:value-type="string">
            <text:p>convert</text:p>
          </table:table-cell>
          <table:table-cell table:style-name="ce47"/>
          <table:table-cell table:style-name="ce47" office:value-type="string" calcext:value-type="string">
            <text:p>i_level = int(level)</text:p>
          </table:table-cell>
        </table:table-row>
        <table:table-row table:style-name="ro2" table:number-rows-repeated="7">
          <table:table-cell table:number-columns-repeated="3"/>
        </table:table-row>
        <table:table-row table:style-name="ro19">
          <table:table-cell office:value-type="string" calcext:value-type="string">
            <text:p>time</text:p>
          </table:table-cell>
          <table:table-cell office:value-type="string" calcext:value-type="string">
            <text:p>pobranie aktualnej godziny</text:p>
          </table:table-cell>
          <table:table-cell table:style-name="ce47" office:value-type="string" calcext:value-type="string">
            <text:p>from time import gmtime, strftime</text:p>
            <text:p>t_record = strftime("%Y-%m-%d %H:%M:%S", gmtime())</text:p>
          </table:table-cell>
        </table:table-row>
      </table:table>
      <table:table table:name="time" table:style-name="ta1">
        <table:table-column table:style-name="co16" table:default-cell-style-name="ce44"/>
        <table:table-column table:style-name="co17" table:default-cell-style-name="ce44"/>
        <table:table-column table:style-name="co1" table:number-columns-repeated="1022" table:default-cell-style-name="ce44"/>
        <table:table-row table:style-name="ro2">
          <table:table-cell table:style-name="ce62"/>
          <table:table-cell table:style-name="Default"/>
          <table:table-cell table:number-columns-repeated="1022"/>
        </table:table-row>
        <table:table-row table:style-name="ro2" table:number-rows-repeated="3">
          <table:table-cell table:style-name="ce62"/>
          <table:table-cell table:number-columns-repeated="1023"/>
        </table:table-row>
        <table:table-row table:style-name="ro21">
          <table:table-cell office:value-type="string" calcext:value-type="string">
            <text:p><text:span text:style-name="T8">from datetime import datetime</text:span>    </text:p>
            <text:p>Current_time = datetime.now().strftime("%H:%M:%S")</text:p>
            <text:p>current_date = datetime.now().strftime("%d/%m/%Y")</text:p>
            <text:p><text:span text:style-name="T6">current_datetime = datetime.now().strftime("%d/%m/%Y %H:%M:%S")</text:span></text:p>
            <text:p><text:span text:style-name="T6">current_datetime = datetime.now().strftime("%Y-%m-%d %H:%M:%S")</text:span></text:p>
          </table:table-cell>
          <table:table-cell office:value-type="string" calcext:value-type="string">
            <text:p>get current datetim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2">
          <table:table-cell table:style-name="ce46" office:value-type="string" calcext:value-type="string">
            <text:p>from datetime import timedelta</text:p>
            <text:p><text:span text:style-name="T9">add_days = datetime.now() + timedelta(days=1)</text:span></text:p>
          </table:table-cell>
          <table:table-cell office:value-type="string" calcext:value-type="string">
            <text:p>add days</text:p>
          </table:table-cell>
          <table:table-cell table:number-columns-repeated="1022"/>
        </table:table-row>
        <table:table-row table:style-name="ro2">
          <table:table-cell table:style-name="ce46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2">
          <table:table-cell office:value-type="string" calcext:value-type="string">
            <text:p>import datetime</text:p>
            <text:p>d = datetime.datetime(2019, 4, 13,1,2,3)</text:p>
          </table:table-cell>
          <table:table-cell office:value-type="string" calcext:value-type="string">
            <text:p>create datetim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2">
          <table:table-cell office:value-type="string" calcext:value-type="string">
            <text:p>import datetime</text:p>
            <text:p>d = datetime.date(2019, 4, 13)</text:p>
          </table:table-cell>
          <table:table-cell office:value-type="string" calcext:value-type="string">
            <text:p>create dat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START_DTIME = datetime.strptime(START_DTIME,'%Y-%m-%d %H:%M:%S')</text:p>
          </table:table-cell>
          <table:table-cell office:value-type="string" calcext:value-type="string">
            <text:p>convert to datetime</text:p>
          </table:table-cell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dom" table:style-name="ta1">
        <table:table-column table:style-name="co1" table:default-cell-style-name="Default"/>
        <table:table-column table:style-name="co18" table:default-cell-style-name="ce47"/>
        <table:table-row table:style-name="ro2">
          <table:table-cell office:value-type="string" calcext:value-type="string">
            <text:p>Od 0 do 4</text:p>
          </table:table-cell>
          <table:table-cell office:value-type="string" calcext:value-type="string">
            <text:p>radio_btn_to_click = random.randrange(0,5)</text:p>
          </table:table-cell>
        </table:table-row>
      </table:table>
      <table:table table:name="env" table:style-name="ta1"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WINDOWS</text:p>
          </table:table-cell>
        </table:table-row>
        <table:table-row table:style-name="ro2">
          <table:table-cell office:value-type="string" calcext:value-type="string">
            <text:p>zainstalowac virtualenv</text:p>
          </table:table-cell>
          <table:table-cell office:value-type="string" calcext:value-type="string">
            <text:p>sudo pip3 install virtualenv</text:p>
          </table:table-cell>
          <table:table-cell/>
        </table:table-row>
        <table:table-row table:style-name="ro2">
          <table:table-cell office:value-type="string" calcext:value-type="string">
            <text:p>instalacja venv</text:p>
          </table:table-cell>
          <table:table-cell office:value-type="string" calcext:value-type="string">
            <text:p>virtualenv venv</text:p>
          </table:table-cell>
          <table:table-cell/>
        </table:table-row>
        <table:table-row table:style-name="ro2">
          <table:table-cell office:value-type="string" calcext:value-type="string">
            <text:p>activate venv</text:p>
          </table:table-cell>
          <table:table-cell office:value-type="string" calcext:value-type="string">
            <text:p>source venv/bin/activate</text:p>
          </table:table-cell>
          <table:table-cell/>
        </table:table-row>
      </table:table>
      <table:table table:name="web" table:style-name="ta1">
        <table:table-column table:style-name="co21" table:default-cell-style-name="Default"/>
        <table:table-column table:style-name="co22" table:default-cell-style-name="Default"/>
        <table:table-row table:style-name="ro2">
          <table:table-cell table:style-name="ce52" office:value-type="string" calcext:value-type="string">
            <text:p>LXML</text:p>
          </table:table-cell>
          <table:table-cell table:style-name="ce52"/>
        </table:table-row>
        <table:table-row table:style-name="ro2">
          <table:table-cell table:style-name="ce48"/>
          <table:table-cell/>
        </table:table-row>
        <table:table-row table:style-name="ro2">
          <table:table-cell table:number-columns-repeated="2"/>
        </table:table-row>
        <table:table-row table:style-name="ro8">
          <table:table-cell office:value-type="string" calcext:value-type="string">
            <text:p>pobranie zawartosci strony (selenium albo requests)</text:p>
          </table:table-cell>
          <table:table-cell table:style-name="ce48" office:value-type="string" calcext:value-type="string">
            <text:p># requests</text:p>
            <text:p>Import requests</text:p>
            <text:p>page = requests.get('<text:a xlink:href="http://econpy.pythonanywhere.com/ex/001.html" xlink:type="simple">http://econpy.pythonanywhere.com/ex/001.html</text:a>')</text:p>
            <text:p/>
            <text:p># selenium</text:p>
            <text:p><text:span text:style-name="T9">from selenium import webdriver</text:span></text:p>
            <text:p><text:span text:style-name="T6">Page = driver.page_source</text:span></text:p>
          </table:table-cell>
        </table:table-row>
        <table:table-row table:style-name="ro7">
          <table:table-cell office:value-type="string" calcext:value-type="string">
            <text:p>wyszukiwanie przez lxml</text:p>
          </table:table-cell>
          <table:table-cell office:value-type="string" calcext:value-type="string">
            <text:p>from lxml import html</text:p>
            <text:p/>
            <text:p>tree = html.fromstring(page)</text:p>
            <text:p>buyers = tree.xpath('//div[@title="buyer-name"]/text()')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/>
          <table:table-cell office:value-type="string" calcext:value-type="string">
            <text:p>sudo apt-get install python-lxml</text:p>
          </table:table-cell>
        </table:table-row>
        <table:table-row table:style-name="ro2">
          <table:table-cell/>
          <table:table-cell table:style-name="ce48" office:value-type="string" calcext:value-type="string">
            <text:p>apt-get install python-dev</text:p>
          </table:table-cell>
        </table:table-row>
      </table:table>
      <table:table table:name="xpath" table:style-name="ta1">
        <table:table-column table:style-name="co1" table:default-cell-style-name="Default"/>
        <table:table-column table:style-name="co23" table:default-cell-style-name="Default"/>
        <table:table-column table:style-name="co1" table:default-cell-style-name="Default"/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ext contains</text:p>
          </table:table-cell>
          <table:table-cell table:style-name="ce48" office:value-type="string" calcext:value-type="string">
            <text:p><text:span text:style-name="T8">//div[contains(@class, 'atag') and contains(@class, 'atag')</text:span>]</text:p>
          </table:table-cell>
          <table:table-cell/>
        </table:table-row>
        <table:table-row table:style-name="ro2">
          <table:table-cell office:value-type="string" calcext:value-type="string">
            <text:p>text equals</text:p>
          </table:table-cell>
          <table:table-cell office:value-type="string" calcext:value-type="string">
            <text:p>$x("//*[text()= 'Close']")</text:p>
          </table:table-cell>
          <table:table-cell/>
        </table:table-row>
        <table:table-row table:style-name="ro2">
          <table:table-cell/>
          <table:table-cell table:style-name="ce47" office:value-type="string" calcext:value-type="string">
            <text:p>“//tag [contains( text(), ‘word’)]”)</text:p>
          </table:table-cell>
          <table:table-cell/>
        </table:table-row>
        <table:table-row table:style-name="ro2" table:number-rows-repeated="7">
          <table:table-cell table:number-columns-repeated="3"/>
        </table:table-row>
        <table:table-row table:style-name="ro2">
          <table:table-cell/>
          <table:table-cell table:formula="of:=0.001*7" office:value-type="float" office:value="0.007" calcext:value-type="float">
            <text:p>0.007</text:p>
          </table:table-cell>
          <table:table-cell office:value-type="string" calcext:value-type="string">
            <text:p>1d</text:p>
          </table:table-cell>
        </table:table-row>
        <table:table-row table:style-name="ro2">
          <table:table-cell/>
          <table:table-cell table:formula="of:=[.B12]*365" office:value-type="float" office:value="2.555" calcext:value-type="float">
            <text:p>2.555</text:p>
          </table:table-cell>
          <table:table-cell/>
        </table:table-row>
      </table:table>
      <table:table table:name="bs4" table:style-name="ta1">
        <table:table-column table:style-name="co24" table:default-cell-style-name="ce63"/>
        <table:table-column table:style-name="co25" table:default-cell-style-name="ce63"/>
        <table:table-column table:style-name="co1" table:number-columns-repeated="1022" table:default-cell-style-name="ce63"/>
        <table:table-row table:style-name="ro2">
          <table:table-cell/>
          <table:table-cell table:style-name="ce64" office:value-type="string" calcext:value-type="string">
            <text:p>pip install beautifulsoup4</text:p>
          </table:table-cell>
          <table:table-cell table:number-columns-repeated="1022"/>
        </table:table-row>
        <table:table-row table:style-name="ro2">
          <table:table-cell/>
          <table:table-cell table:style-name="ce65" office:value-type="string" calcext:value-type="string">
            <text:p>from bs4 import BeautifulSoup as bs</text:p>
          </table:table-cell>
          <table:table-cell table:number-columns-repeated="1022"/>
        </table:table-row>
        <table:table-row table:style-name="ro2">
          <table:table-cell/>
          <table:table-cell table:style-name="ce66" office:value-type="string" calcext:value-type="string">
            <text:p>from bs4 import BeautifulSoup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oup = bs(r.content, 'html.parser')</text:p>
          </table:table-cell>
          <table:table-cell table:number-columns-repeated="1022"/>
        </table:table-row>
        <table:table-row table:style-name="ro23">
          <table:table-cell/>
          <table:table-cell office:value-type="string" calcext:value-type="string">
            <text:p/>
            <text:p>print(soup.prettify()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4">
          <table:table-cell office:value-type="string" calcext:value-type="string">
            <text:p>preetify parser</text:p>
          </table:table-cell>
          <table:table-cell office:value-type="string" calcext:value-type="string">
            <text:p>soup = bs(page, 'html.parser')</text:p>
            <text:p>    soup = soup.prettify()</text:p>
            <text:p>    with open('tttt.txt', 'w') as f:      </text:p>
            <text:p>        f.writelines(soup)</text:p>
          </table:table-cell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it" table:style-name="ta1"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row table:style-name="ro2">
          <table:table-cell table:number-columns-repeated="3"/>
          <table:table-cell office:value-type="string" calcext:value-type="string">
            <text:p>FIRST TIME</text:p>
          </table:table-cell>
        </table:table-row>
        <table:table-row table:style-name="ro2">
          <table:table-cell office:value-type="string" calcext:value-type="string">
            <text:p>git init</text:p>
          </table:table-cell>
          <table:table-cell office:value-type="string" calcext:value-type="string">
            <text:p>tworzy folder .git wraz z plikami konfiguracyjnymi</text:p>
          </table:table-cell>
          <table:table-cell/>
          <table:table-cell office:value-type="string" calcext:value-type="string">
            <text:p>git init</text:p>
          </table:table-cell>
        </table:table-row>
        <table:table-row table:style-name="ro22">
          <table:table-cell office:value-type="string" calcext:value-type="string">
            <text:p>git add .</text:p>
            <text:p>git add filename</text:p>
          </table:table-cell>
          <table:table-cell office:value-type="string" calcext:value-type="string">
            <text:p>dodawanie plikow do folderu .git</text:p>
          </table:table-cell>
          <table:table-cell/>
          <table:table-cell office:value-type="string" calcext:value-type="string">
            <text:p>git add .</text:p>
          </table:table-cell>
        </table:table-row>
        <table:table-row table:style-name="ro22">
          <table:table-cell office:value-type="string" calcext:value-type="string">
            <text:p>git commit</text:p>
            <text:p>git commit -m “comments”</text:p>
          </table:table-cell>
          <table:table-cell table:number-columns-repeated="2"/>
          <table:table-cell office:value-type="string" calcext:value-type="string">
            <text:p>git commit -m “dsfdsf”</text:p>
          </table:table-cell>
        </table:table-row>
        <table:table-row table:style-name="ro2">
          <table:table-cell office:value-type="string" calcext:value-type="string">
            <text:p>git remote add origin https:/github/username/yourreponame.git</text:p>
          </table:table-cell>
          <table:table-cell table:number-columns-repeated="2"/>
          <table:table-cell office:value-type="string" calcext:value-type="string">
            <text:p>git remote add origin https:/github/username/yourreponame.git</text:p>
          </table:table-cell>
        </table:table-row>
        <table:table-row table:style-name="ro2">
          <table:table-cell office:value-type="string" calcext:value-type="string">
            <text:p>git pull origin master</text:p>
          </table:table-cell>
          <table:table-cell table:number-columns-repeated="2"/>
          <table:table-cell office:value-type="string" calcext:value-type="string">
            <text:p>git push -u origin master</text:p>
          </table:table-cell>
        </table:table-row>
        <table:table-row table:style-name="ro2">
          <table:table-cell office:value-type="string" calcext:value-type="string">
            <text:p>git push origin mas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t push origin master –force origin master</text:p>
          </table:table-cell>
          <table:table-cell office:value-type="string" calcext:value-type="string">
            <text:p>w razie problemow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9">
          <table:table-cell office:value-type="string" calcext:value-type="string">
            <text:p>.gitignore.txt</text:p>
            <text:p>*.log → ignore all files with extension log</text:p>
            <text:p>Temp/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48" office:value-type="string" calcext:value-type="string">
            <text:p>git config --global user.name</text:p>
          </table:table-cell>
          <table:table-cell office:value-type="string" calcext:value-type="string">
            <text:p>get config username</text:p>
          </table:table-cell>
          <table:table-cell table:number-columns-repeated="2"/>
        </table:table-row>
        <table:table-row table:style-name="ro2">
          <table:table-cell table:style-name="ce48" office:value-type="string" calcext:value-type="string">
            <text:p>git config --global user.name "Mona Lisa"</text:p>
          </table:table-cell>
          <table:table-cell office:value-type="string" calcext:value-type="string">
            <text:p>set config username</text:p>
          </table:table-cell>
          <table:table-cell table:number-columns-repeated="2"/>
        </table:table-row>
        <table:table-row table:style-name="ro2">
          <table:table-cell table:style-name="ce47" office:value-type="string" calcext:value-type="string">
            <text:p>git config --global user.email "your_email@example.com"</text:p>
          </table:table-cell>
          <table:table-cell office:value-type="string" calcext:value-type="string">
            <text:p>set config email</text:p>
          </table:table-cell>
          <table:table-cell table:number-columns-repeated="2"/>
        </table:table-row>
        <table:table-row table:style-name="ro2">
          <table:table-cell table:style-name="ce48" office:value-type="string" calcext:value-type="string">
            <text:p>git config --global user.password "1234321"</text:p>
          </table:table-cell>
          <table:table-cell office:value-type="string" calcext:value-type="string">
            <text:p>set config password</text:p>
          </table:table-cell>
          <table:table-cell table:number-columns-repeated="2"/>
        </table:table-row>
      </table:table>
      <table:table table:name="cron" table:style-name="ta1">
        <table:table-column table:style-name="co29" table:default-cell-style-name="Default"/>
        <table:table-column table:style-name="co30" table:default-cell-style-name="ce47"/>
        <table:table-column table:style-name="co31" table:default-cell-style-name="Default"/>
        <table:table-row table:style-name="ro2">
          <table:table-cell/>
          <table:table-cell table:style-name="Default" office:value-type="string" calcext:value-type="string">
            <text:p>sudo apt install cr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do systemctl enable cron</text:p>
          </table:table-cell>
          <table:table-cell/>
        </table:table-row>
        <table:table-row table:style-name="ro22">
          <table:table-cell/>
          <table:table-cell office:value-type="string" calcext:value-type="string">
            <text:p>crontab -e</text:p>
            <text:p>1</text:p>
          </table:table-cell>
          <table:table-cell/>
        </table:table-row>
        <table:table-row table:style-name="ro2">
          <table:table-cell office:value-type="string" calcext:value-type="string">
            <text:p>tu jest przetrzymywany plik cron</text:p>
          </table:table-cell>
          <table:table-cell office:value-type="string" calcext:value-type="string">
            <text:p>sudo nano /etc/crontab</text:p>
          </table:table-cell>
          <table:table-cell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crontab -l</text:p>
          </table:table-cell>
          <table:table-cell/>
        </table:table-row>
        <table:table-row table:style-name="ro2">
          <table:table-cell office:value-type="string" calcext:value-type="string">
            <text:p>remove</text:p>
          </table:table-cell>
          <table:table-cell office:value-type="string" calcext:value-type="string">
            <text:p>crontab -r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/>
        </table:table-row>
        <table:table-row table:style-name="ro2">
          <table:table-cell table:style-name="ce47" office:value-type="string" calcext:value-type="string">
            <text:p>0-59</text:p>
          </table:table-cell>
          <table:table-cell office:value-type="string" calcext:value-type="string">
            <text:p>minute</text:p>
          </table:table-cell>
          <table:table-cell/>
        </table:table-row>
        <table:table-row table:style-name="ro2">
          <table:table-cell table:style-name="ce47" office:value-type="string" calcext:value-type="string">
            <text:p>0-23</text:p>
          </table:table-cell>
          <table:table-cell office:value-type="string" calcext:value-type="string">
            <text:p>hour</text:p>
          </table:table-cell>
          <table:table-cell/>
        </table:table-row>
        <table:table-row table:style-name="ro2">
          <table:table-cell table:style-name="ce47" office:value-type="string" calcext:value-type="string">
            <text:p>1-31</text:p>
          </table:table-cell>
          <table:table-cell office:value-type="string" calcext:value-type="string">
            <text:p>Day of the month</text:p>
          </table:table-cell>
          <table:table-cell/>
        </table:table-row>
        <table:table-row table:style-name="ro2">
          <table:table-cell table:style-name="ce47" office:value-type="string" calcext:value-type="string">
            <text:p>1-12 or JAN-DEC</text:p>
          </table:table-cell>
          <table:table-cell office:value-type="string" calcext:value-type="string">
            <text:p>month</text:p>
          </table:table-cell>
          <table:table-cell/>
        </table:table-row>
        <table:table-row table:style-name="ro2">
          <table:table-cell table:style-name="ce47" office:value-type="string" calcext:value-type="string">
            <text:p>0-6 or SUN-SAT</text:p>
          </table:table-cell>
          <table:table-cell office:value-type="string" calcext:value-type="string">
            <text:p>Day of the week</text:p>
          </table:table-cell>
          <table:table-cell/>
        </table:table-row>
        <table:table-row table:style-name="ro2">
          <table:table-cell/>
          <table:table-cell table:style-name="Default"/>
          <table:table-cell/>
        </table:table-row>
        <table:table-row table:style-name="ro2">
          <table:table-cell/>
          <table:table-cell table:style-name="Default" office:value-type="string" calcext:value-type="string">
            <text:p>crontab guru – strona pomocna do ustawien crontaba</text:p>
          </table:table-cell>
          <table:table-cell/>
        </table:table-row>
        <table:table-row table:style-name="ro25">
          <table:table-cell/>
          <table:table-cell table:style-name="ce48" office:value-type="string" calcext:value-type="string">
            <text:p><text:span text:style-name="T8">30 17 * * 2 curl </text:span><text:span text:style-name="T8"><text:a xlink:href="http://www.google.com/" xlink:type="simple">http://www.google.com</text:a></text:span><text:span text:style-name="T8"> -</text:span><text:span text:style-name="T10">This expression runs the command curl http://www.google.com every Tuesday at 5:30 PM: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* * * * * - Run the command every minute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2 * * * * - Run the command 12 minutes after every hour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,15,30,45 * * * * - Run the command every 15 minutes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*/15 * * * * - Run the command every 15 minutes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 4 * * * - Run the command every day at 4:00 AM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 4 * * 2-4 - Run the command every Tuesday, Wednesday, and Thursday at 4:00 AM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0,40 */8 * 7-12 * - Run the command on the 20th and 40th minute of every 8th hour every day of the last 6 months of the year.</text:p>
          </table:table-cell>
          <table:table-cell/>
        </table:table-row>
        <table:table-row table:style-name="ro2"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execute script</text:p>
          </table:table-cell>
          <table:table-cell table:style-name="ce48" office:value-type="string" calcext:value-type="string">
            <text:p>*/10 * * * * /usr/bin/python script.py</text:p>
          </table:table-cell>
          <table:table-cell/>
        </table:table-row>
      </table:table>
      <table:table table:name="Sheet15" table:style-name="ta1">
        <table:table-column table:style-name="co1" table:default-cell-style-name="Default"/>
        <table:table-row table:style-name="ro2">
          <table:table-cell/>
        </table:table-row>
      </table:table>
      <table:table table:name="sys" table:style-name="ta1">
        <table:table-column table:style-name="co32" table:default-cell-style-name="ce47"/>
        <table:table-column table:style-name="co32" table:default-cell-style-name="Default"/>
        <table:table-row table:style-name="ro2">
          <table:table-cell table:style-name="ce52" office:value-type="string" calcext:value-type="string">
            <text:p>SYS</text:p>
          </table:table-cell>
          <table:table-cell/>
        </table:table-row>
        <table:table-row table:style-name="ro2">
          <table:table-cell office:value-type="string" calcext:value-type="string">
            <text:p>import sys</text:p>
          </table:table-cell>
          <table:table-cell/>
        </table:table-row>
        <table:table-row table:style-name="ro2">
          <table:table-cell office:value-type="string" calcext:value-type="string">
            <text:p>sys.argv[0]</text:p>
          </table:table-cell>
          <table:table-cell office:value-type="string" calcext:value-type="string">
            <text:p>nazwa odpalanego pliku</text:p>
          </table:table-cell>
        </table:table-row>
        <table:table-row table:style-name="ro2">
          <table:table-cell office:value-type="string" calcext:value-type="string">
            <text:p>sys.argv[1]</text:p>
          </table:table-cell>
          <table:table-cell office:value-type="string" calcext:value-type="string">
            <text:p>argument odpalany z comand line</text:p>
          </table:table-cell>
        </table:table-row>
        <table:table-row table:style-name="ro2">
          <table:table-cell table:style-name="Default" office:value-type="string" calcext:value-type="string">
            <text:p>pythno3 min.py jakisargument</text:p>
          </table:table-cell>
          <table:table-cell office:value-type="string" calcext:value-type="string">
            <text:p>Jakisargument = sys.argv[1]</text:p>
          </table:table-cell>
        </table:table-row>
        <table:table-row table:style-name="ro2">
          <table:table-cell table:style-name="Default"/>
          <table:table-cell/>
        </table:table-row>
        <table:table-row table:style-name="ro26">
          <table:table-cell table:style-name="ce67" office:value-type="string" calcext:value-type="string">
            <text:p>check if in debug mode</text:p>
          </table:table-cell>
          <table:table-cell office:value-type="string" calcext:value-type="string">
            <text:p>def is_debug():</text:p>
            <text:p>    import sys</text:p>
            <text:p/>
            <text:p>    gettrace = getattr(sys, 'gettrace', None)</text:p>
            <text:p/>
            <text:p>    if gettrace is None:</text:p>
            <text:p>        return False</text:p>
            <text:p>    else:</text:p>
            <text:p>        v = gettrace()</text:p>
            <text:p>        if v is None:</text:p>
            <text:p>            return False</text:p>
            <text:p>        else:</text:p>
            <text:p>            return True</text:p>
          </table:table-cell>
        </table:table-row>
        <table:table-row table:style-name="ro2">
          <table:table-cell table:style-name="ce52" office:value-type="string" calcext:value-type="string">
            <text:p>SUBPROCESS</text:p>
          </table:table-cell>
          <table:table-cell/>
        </table:table-row>
        <table:table-row table:style-name="ro2">
          <table:table-cell table:style-name="Default" office:value-type="string" calcext:value-type="string">
            <text:p>import subproce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09:21:01.508794847</meta:creation-date>
    <dc:date>2023-01-22T12:41:13.213366999</dc:date>
    <meta:editing-duration>P2DT8H23M34S</meta:editing-duration>
    <meta:editing-cycles>93</meta:editing-cycles>
    <meta:generator>LibreOffice/7.3.7.2$Linux_X86_64 LibreOffice_project/30$Build-2</meta:generator>
    <meta:document-statistic meta:table-count="16" meta:cell-count="308" meta:object-count="0"/>
    <meta:user-defined meta:name=""/>
  </office:meta>
</office:document-meta>
</file>